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5983b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81d41a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ffff" draw:marker-start-width="0.359cm" draw:marker-end-width="0.359cm" draw:fill-color="#191919" draw:textarea-horizontal-align="justify" draw:textarea-vertical-align="middle" draw:auto-grow-height="false" fo:min-height="4.355cm" fo:min-width="4.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ffffff" draw:marker-start-width="0.359cm" draw:marker-end-width="0.359cm" draw:fill-color="#191919" draw:textarea-horizontal-align="justify" draw:textarea-vertical-align="middle" draw:auto-grow-height="false" fo:min-height="4.037cm" fo:min-width="3.787cm" fo:padding-top="0.178cm" fo:padding-bottom="0.178cm" fo:padding-left="0.303cm" fo:padding-right="0.3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191919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937cm" svg:y1="16.637cm" svg:x2="3.937cm" svg:y2="9.144cm">
          <text:p/>
        </draw:line>
        <draw:line draw:style-name="gr2" draw:text-style-name="P1" draw:layer="layout" svg:x1="3.937cm" svg:y1="16.664cm" svg:x2="10.795cm" svg:y2="20.193cm">
          <text:p/>
        </draw:line>
        <draw:line draw:style-name="gr3" draw:text-style-name="P1" draw:layer="layout" svg:x1="3.911cm" svg:y1="16.638cm" svg:x2="11.049cm" svg:y2="13.335cm">
          <text:p/>
        </draw:line>
        <draw:custom-shape draw:style-name="gr4" draw:text-style-name="P2" draw:layer="layout" svg:width="4.699cm" svg:height="7.366cm" draw:transform="skewX (5.37949611184713E-017) rotate (0.436855911774181) translate (11.557cm 6.94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5.715cm" svg:height="5.715cm" draw:transform="rotate (-0.244171562354007) translate (6.998cm 10.824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1" draw:text-style-name="P1" draw:layer="layout" svg:x1="14.998cm" svg:y1="10.004cm" svg:x2="12.959cm" svg:y2="5.113cm">
            <text:p/>
          </draw:line>
          <draw:line draw:style-name="gr2" draw:text-style-name="P1" draw:layer="layout" svg:x1="15.006cm" svg:y1="10.022cm" svg:x2="20.066cm" svg:y2="10.287cm">
            <text:p/>
          </draw:line>
          <draw:line draw:style-name="gr3" draw:text-style-name="P1" draw:layer="layout" svg:x1="14.983cm" svg:y1="10.012cm" svg:x2="18.351cm" svg:y2="5.73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7T17:15:30.035935651</meta:creation-date>
    <dc:date>2025-03-14T22:04:47.761755311</dc:date>
    <meta:editing-duration>PT5M25S</meta:editing-duration>
    <meta:editing-cycles>2</meta:editing-cycles>
    <meta:generator>LibreOffice/6.4.7.2$Linux_X86_64 LibreOffice_project/40$Build-2</meta:generator>
    <meta:document-statistic meta:object-count="9"/>
  </office:meta>
</office:document-meta>
</file>